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6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926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2.172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3.31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59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608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8.157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.346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2.339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963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783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389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Valeur=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N° d’entrée</text:p>
          </table:table-cell>
          <table:table-cell office:value-type="string" calcext:value-type="string">
            <text:p>N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A renseigner si l’information est présente sur la carte Vitale, l’attestation de droits ou la prise en charg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A prendre sur le même support que le n° immatriculation. Clé à contrôler après la saisie, cf. annexe 5 de la norme 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Justification exo TM</text:p>
          </table:table-cell>
          <table:table-cell office:value-type="string" calcext:value-type="string">
            <text:p>JE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7" calcext:value-type="float">
            <text:p>6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Spécialité exécutant</text:p>
          </table:table-cell>
          <table:table-cell office:value-type="string" calcext:value-type="string">
            <text:p>SPE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Blan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Date des soins</text:p>
          </table:table-cell>
          <table:table-cell office:value-type="string" calcext:value-type="string">
            <text:p>DSO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Modification liée au format de la date (JJMMAAA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Code acte</text:p>
          </table:table-cell>
          <table:table-cell office:value-type="string" calcext:value-type="string">
            <text:p>CAC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4+1</text:p>
          </table:table-cell>
          <table:table-cell/>
          <table:table-cell office:value-type="string" calcext:value-type="string">
            <text:p>4+1</text:p>
          </table:table-cell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Compléter par « 0 » dev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Coefficient</text:p>
          </table:table-cell>
          <table:table-cell office:value-type="string" calcext:value-type="string">
            <text:p>COEF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4+2. Attention format différent : compléter par 0 devant</text:p>
          </table:table-cell>
          <table:table-cell/>
          <table:table-cell office:value-type="string" calcext:value-type="string">
            <text:p>4+2</text:p>
          </table:table-cell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Type de prestation intermédiaire</text:p>
          </table:table-cell>
          <table:table-cell office:value-type="string" calcext:value-type="string">
            <text:p>TP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2" calcext:value-type="float">
            <text:p>9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http://www.atih.sante.fr/notice-technique-pmsi-2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Coefficient MCO</text:p>
          </table:table-cell>
          <table:table-cell office:value-type="string" calcext:value-type="string">
            <text:p>CMC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1+4 changement position</text:p>
          </table:table-cell>
          <table:table-cell/>
          <table:table-cell office:value-type="string" calcext:value-type="string">
            <text:p>1+4</text:p>
          </table:table-cell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Dénombrement</text:p>
          </table:table-cell>
          <table:table-cell office:value-type="string" calcext:value-type="string">
            <text:p>DEN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Blan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Prix Unitaire</text:p>
          </table:table-cell>
          <table:table-cell office:value-type="string" calcext:value-type="string">
            <text:p>PU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5+2</text:p>
          </table:table-cell>
          <table:table-cell/>
          <table:table-cell table:style-name="ce2"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Montant Base remboursement</text:p>
          </table:table-cell>
          <table:table-cell office:value-type="string" calcext:value-type="string">
            <text:p>MB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6+2</text:p>
          </table:table-cell>
          <table:table-cell/>
          <table:table-cell table:style-name="ce2" office:value-type="string" calcext:value-type="string">
            <text:p>6+2</text:p>
          </table:table-cell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Taux applicable à la prestation</text:p>
          </table:table-cell>
          <table:table-cell office:value-type="string" calcext:value-type="string">
            <text:p>TXA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Montant Remboursable par la caisse (AMO)</text:p>
          </table:table-cell>
          <table:table-cell office:value-type="string" calcext:value-type="string">
            <text:p>MRAM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6+2</text:p>
          </table:table-cell>
          <table:table-cell/>
          <table:table-cell table:style-name="ce2" office:value-type="string" calcext:value-type="string">
            <text:p>6+2</text:p>
          </table:table-cell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Montant des honoraire (dépassement compris) ou Montant total de la dépense pour PH</text:p>
          </table:table-cell>
          <table:table-cell office:value-type="string" calcext:value-type="string">
            <text:p>MHO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33" calcext:value-type="float">
            <text:p>13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6+2</text:p>
          </table:table-cell>
          <table:table-cell/>
          <table:table-cell table:style-name="ce2" office:value-type="string" calcext:value-type="string">
            <text:p>6+2</text:p>
          </table:table-cell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Montant remboursable par l'organisme complémentaire (AMC)</text:p>
          </table:table-cell>
          <table:table-cell office:value-type="string" calcext:value-type="string">
            <text:p>MRAMC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40" calcext:value-type="float">
            <text:p>14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5+2</text:p>
          </table:table-cell>
          <table:table-cell/>
          <table:table-cell table:style-name="ce2"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text:p>RSFB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14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55" calcext:value-type="float">
            <text:p>15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982cm" svg:y="15.001cm" draw:caption-point-x="-0.666cm" draw:caption-point-y="-0.521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4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first-page-number="continue" style:scale-to="75%" style:writing-mode="lr-tb" style:print="charts drawings grid header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0:23:10.2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_20_1" style:display-name="PageStyle_Feuil2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0:24:04.656000000</dc:date>
    <meta:editing-duration>PT1H52M20S</meta:editing-duration>
    <meta:editing-cycles>33</meta:editing-cycles>
    <meta:document-statistic meta:table-count="1" meta:cell-count="309" meta:object-count="0"/>
  </office:meta>
</office:document-meta>
</file>